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12e4e9" officeooo:paragraph-rsid="0012e4e9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officeooo:rsid="0013db8f" officeooo:paragraph-rsid="0013db8f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officeooo:rsid="0018508e" officeooo:paragraph-rsid="0018508e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officeooo:rsid="0012e4e9" officeooo:paragraph-rsid="0012e4e9"/>
    </style:style>
    <style:style style:name="T1" style:family="text">
      <style:text-properties officeooo:rsid="001810f8"/>
    </style:style>
    <style:style style:name="T2" style:family="text">
      <style:text-properties officeooo:rsid="001a176c"/>
    </style:style>
    <style:style style:name="T3" style:family="text">
      <style:text-properties officeooo:rsid="00211b5b"/>
    </style:style>
    <style:style style:name="T4" style:family="text">
      <style:text-properties officeooo:rsid="0021f1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臂带项目总结</text:p>
      <text:list xml:id="list7428537047264003145" text:style-name="L1">
        <text:list-item>
          <text:p text:style-name="P2">首先完成了moveit下面控制机械臂的方案，但是在测试之后发现moveit更加适合点动，不适合在线的规划，所以放弃；</text:p>
        </text:list-item>
        <text:list-item>
          <text:p text:style-name="P2">然后还是不想放弃ROS，紧接着查看了moveit的往下的一层，即Action层，但是效果仍然不理想，因为这个还是在位置环上面做控制，会导致速度不连续效果比较差，出现卡顿；同时在使用action的时候还出现的一个问题是通过action发送的数据的第一个点必须是当前位置，而且每个至少需要位置和速度。</text:p>
        </text:list-item>
        <text:list-item>
          <text:p text:style-name="P2">这样的话moveit这一层基本上已经放弃了，所以再往下一层，即我们能够接收到的最底层<text:span text:style-name="T1">ur_script。</text:span></text:p>
          <text:list>
            <text:list-item>
              <text:p text:style-name="P3">先学习了如何通过C++ 和 python 来通过 tcp/ip 来与实际的UR机器人交互；</text:p>
            </text:list-item>
            <text:list-item>
              <text:p text:style-name="P3">然后测试了movel，movej，等函数的功能，但是发现一个问题是在ur的面板上编程的时候两个点之间可以比较平滑的过去，但是在上位机上并不能做到连续<text:span text:style-name="T2">，有可能是因为通信的延迟造成的；</text:span></text:p>
            </text:list-item>
            <text:list-item>
              <text:p text:style-name="P3">经过和桂凯师兄讨论之后<text:span text:style-name="T2">，发现这个问题其实在速度环下面做比较合适。所以采用了经典的PID控制来（实际上只用了P环节），在关节空间做规划，但是机器人在奇异点附近的时候，运动学反解出现问题，导致关节速度很大，导致失败；</text:span></text:p>
            </text:list-item>
            <text:list-item>
              <text:p text:style-name="P3">然后开始使用Jacobian逆解的形式<text:span text:style-name="T3">，但是这个没有成功，具体原因还需要分析；</text:span></text:p>
            </text:list-item>
            <text:list-item>
              <text:p text:style-name="P3">最后发现ur_<text:span text:style-name="T4">script提供了一个比较上层的函数是speedl函数，这样就可以利用在笛卡尔空间的一个PID来追踪位置，因为对speedl函数，ur内部的控制器应该对其做了很多优化，避免了用户的一些麻烦。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9:21:02.948056884</meta:creation-date>
    <meta:generator>LibreOffice/4.2.8.2$Linux_X86_64 LibreOffice_project/420m0$Build-2</meta:generator>
    <dc:date>2017-12-21T19:50:23.815000703</dc:date>
    <meta:editing-duration>PT12M8S</meta:editing-duration>
    <meta:editing-cycles>17</meta:editing-cycles>
    <meta:document-statistic meta:table-count="0" meta:image-count="0" meta:object-count="0" meta:page-count="1" meta:paragraph-count="9" meta:word-count="552" meta:character-count="662" meta:non-whitespace-character-count="657"/>
  </office:meta>
</office:document-meta>
</file>